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officeooo:paragraph-rsid="001ed878"/>
    </style:style>
    <style:style style:name="P9" style:family="paragraph" style:parent-style-name="Standard">
      <style:text-properties officeooo:paragraph-rsid="001f9a29"/>
    </style:style>
    <style:style style:name="P10" style:family="paragraph" style:parent-style-name="Standard">
      <style:text-properties officeooo:rsid="0021258c" officeooo:paragraph-rsid="0021258c"/>
    </style:style>
    <style:style style:name="P11" style:family="paragraph" style:parent-style-name="Standard">
      <style:text-properties fo:language="en" fo:country="US" officeooo:rsid="001fbf68" officeooo:paragraph-rsid="001f9a29"/>
    </style:style>
    <style:style style:name="P12" style:family="paragraph" style:parent-style-name="Standard">
      <style:text-properties fo:language="en" fo:country="US" officeooo:rsid="0021258c" officeooo:paragraph-rsid="0021258c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8"><text:span text:style-name="T13"><text:tab/><text:tab/>→”manage </text:span><text:span text:style-name="T14">admins</text:span><text:span text:style-name="T13">”-page</text:span></text:p>
      <text:p text:style-name="P8"><text:span text:style-name="T13"><text:tab/><text:tab/>→</text:span><text:span text:style-name="T14"> “add new post”-page</text:span></text:p>
      <text:p text:style-name="P8"><text:span text:style-name="T14"><text:tab/><text:tab/></text:span><text:span text:style-name="T13">→</text:span><text:span text:style-name="T14"> “edit post”-page</text:span></text:p>
      <text:p text:style-name="P8"><text:span text:style-name="T14"><text:tab/><text:tab/></text:span><text:span text:style-name="T13">→</text:span><text:span text:style-name="T14"> “delete post”-page</text:span></text:p>
      <text:p text:style-name="P9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9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9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11"/>
      <text:p text:style-name="P10"><text:span text:style-name="T16">2</text:span><text:span text:style-name="T12">0.07.2020</text:span></text:p>
      <text:p text:style-name="P12"><text:tab/>10-11am – minor tweaks and improvements in the design of the user icon in the admin panel</text:p>
      <text:p text:style-name="P12"><text:tab/><text:span text:style-name="T17">11-11:45am – redesign of the left side navigation of the admin panel pag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0T11:45:37.572443147</dc:date>
    <meta:editing-duration>PT7H58M48S</meta:editing-duration>
    <meta:editing-cycles>15</meta:editing-cycles>
    <meta:generator>LibreOffice/6.4.4.2$Linux_X86_64 LibreOffice_project/40$Build-2</meta:generator>
    <meta:document-statistic meta:table-count="0" meta:image-count="0" meta:object-count="0" meta:page-count="1" meta:paragraph-count="36" meta:word-count="221" meta:character-count="1441" meta:non-whitespace-character-count="1185"/>
  </office:meta>
</office:document-meta>
</file>